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SansKR" svg:font-family="NotoSansKR, Slack-Lato, appleLogo, sans-serif"/>
    <style:font-face style:name="ui-monospace" svg:font-family="ui-monospace, SFMono-Regular, 'SF Mono', Menlo, Consolas, 'Liberation Mono', monospace"/>
    <style:font-face style:name="verdana" svg:font-family="verdana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officeooo:paragraph-rsid="0023d7a5"/>
    </style:style>
    <style:style style:name="P3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P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116863"/>
    </style:style>
    <style:style style:name="P5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23d7a5"/>
    </style:style>
    <style:style style:name="P6" style:family="paragraph" style:parent-style-name="Standard">
      <style:text-properties officeooo:paragraph-rsid="001559e3"/>
    </style:style>
    <style:style style:name="P7" style:family="paragraph" style:parent-style-name="Standard">
      <style:text-properties officeooo:paragraph-rsid="001f7c60"/>
    </style:style>
    <style:style style:name="P8" style:family="paragraph" style:parent-style-name="Preformatted_20_Text">
      <loext:graphic-properties draw:fill="solid" draw:fill-color="#fafafa" draw:opacity="100%"/>
      <style:paragraph-properties fo:margin-top="0.079cm" fo:margin-bottom="0.079cm" loext:contextual-spacing="false" style:line-height-at-least="0.556cm" fo:orphans="2" fo:widows="2" fo:background-color="#fafafa" fo:padding="0.265cm" fo:border="0.06pt solid #dddddd"/>
      <style:text-properties officeooo:paragraph-rsid="00351c14"/>
    </style:style>
    <style:style style:name="T1" style:family="text">
      <style:text-properties fo:font-variant="normal" fo:text-transform="none" fo:color="#24292e" style:font-name="ui-monospace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24292e" style:font-name="ui-monospace" fo:font-size="9.75pt" fo:letter-spacing="normal" fo:font-style="normal" fo:font-weight="normal" officeooo:rsid="000fdebd" fo:background-color="transparent" loext:char-shading-value="0" loext:padding="0cm" loext:border="none"/>
    </style:style>
    <style:style style:name="T3" style:family="text">
      <style:text-properties fo:font-variant="normal" fo:text-transform="none" fo:color="#24292e" style:font-name="ui-monospace" fo:font-size="9.75pt" fo:letter-spacing="normal" fo:font-style="normal" fo:font-weight="normal" officeooo:rsid="00113251" fo:background-color="transparent" loext:char-shading-value="0" loext:padding="0cm" loext:border="none"/>
    </style:style>
    <style:style style:name="T4" style:family="text">
      <style:text-properties fo:font-variant="normal" fo:text-transform="none" fo:color="#24292e" style:font-name="ui-monospace" fo:font-size="9.75pt" fo:letter-spacing="normal" fo:font-style="normal" fo:font-weight="normal" officeooo:rsid="00116863" fo:background-color="transparent" loext:char-shading-value="0" loext:padding="0cm" loext:border="none"/>
    </style:style>
    <style:style style:name="T5" style:family="text">
      <style:text-properties fo:font-variant="normal" fo:text-transform="none" fo:color="#24292e" style:font-name="ui-monospace" fo:font-size="9.75pt" fo:letter-spacing="normal" fo:font-style="normal" fo:font-weight="normal" officeooo:rsid="0011deaa" fo:background-color="transparent" loext:char-shading-value="0" loext:padding="0cm" loext:border="none"/>
    </style:style>
    <style:style style:name="T6" style:family="text">
      <style:text-properties fo:font-variant="normal" fo:text-transform="none" fo:color="#24292e" style:font-name="ui-monospace" fo:font-size="9.75pt" fo:letter-spacing="normal" fo:font-style="normal" fo:font-weight="normal" officeooo:rsid="00160c85" fo:background-color="transparent" loext:char-shading-value="0" loext:padding="0cm" loext:border="none"/>
    </style:style>
    <style:style style:name="T7" style:family="text">
      <style:text-properties fo:font-variant="normal" fo:text-transform="none" fo:color="#24292e" style:font-name="ui-monospace" fo:font-size="9.75pt" fo:letter-spacing="normal" fo:font-style="normal" fo:font-weight="normal" officeooo:rsid="001d3d3f" fo:background-color="transparent" loext:char-shading-value="0" loext:padding="0cm" loext:border="none"/>
    </style:style>
    <style:style style:name="T8" style:family="text">
      <style:text-properties fo:font-variant="normal" fo:text-transform="none" fo:color="#24292e" style:font-name="ui-monospace" fo:font-size="9.75pt" fo:letter-spacing="normal" fo:font-style="normal" fo:font-weight="normal" officeooo:rsid="001d7c9b" fo:background-color="transparent" loext:char-shading-value="0" loext:padding="0cm" loext:border="none"/>
    </style:style>
    <style:style style:name="T9" style:family="text">
      <style:text-properties fo:font-variant="normal" fo:text-transform="none" fo:color="#24292e" style:font-name="ui-monospace" fo:font-size="9.75pt" fo:letter-spacing="normal" fo:font-style="normal" fo:font-weight="normal" officeooo:rsid="001f7c60" fo:background-color="transparent" loext:char-shading-value="0" loext:padding="0cm" loext:border="none"/>
    </style:style>
    <style:style style:name="T10" style:family="text">
      <style:text-properties fo:font-variant="normal" fo:text-transform="none" fo:color="#24292e" style:font-name="ui-monospace" fo:font-size="9.75pt" fo:letter-spacing="normal" fo:font-style="normal" fo:font-weight="normal" officeooo:rsid="0023d7a5" fo:background-color="transparent" loext:char-shading-value="0" loext:padding="0cm" loext:border="none"/>
    </style:style>
    <style:style style:name="T11" style:family="text">
      <style:text-properties fo:font-variant="normal" fo:text-transform="none" fo:color="#24292e" style:font-name="ui-monospace" fo:font-size="9.75pt" fo:letter-spacing="normal" fo:font-style="normal" fo:font-weight="normal" officeooo:rsid="002605aa" fo:background-color="transparent" loext:char-shading-value="0" loext:padding="0cm" loext:border="none"/>
    </style:style>
    <style:style style:name="T12" style:family="text">
      <style:text-properties fo:font-variant="normal" fo:text-transform="none" fo:color="#24292e" style:font-name="ui-monospace" fo:font-size="9.75pt" fo:letter-spacing="normal" fo:font-style="normal" fo:font-weight="normal" officeooo:rsid="002c536d" fo:background-color="transparent" loext:char-shading-value="0" loext:padding="0cm" loext:border="none"/>
    </style:style>
    <style:style style:name="T13" style:family="text">
      <style:text-properties fo:font-variant="normal" fo:text-transform="none" fo:color="#24292e" style:font-name="ui-monospace" fo:font-size="9.75pt" fo:letter-spacing="normal" fo:font-style="normal" fo:font-weight="normal" officeooo:rsid="002d1634" fo:background-color="transparent" loext:char-shading-value="0" loext:padding="0cm" loext:border="none"/>
    </style:style>
    <style:style style:name="T14" style:family="text">
      <style:text-properties fo:font-variant="normal" fo:text-transform="none" fo:color="#24292e" fo:letter-spacing="normal" fo:background-color="transparent" loext:char-shading-value="0" loext:padding="0cm" loext:border="none"/>
    </style:style>
    <style:style style:name="T15" style:family="text">
      <style:text-properties fo:font-variant="normal" fo:text-transform="none" fo:color="#24292e" fo:font-size="9.75pt" fo:letter-spacing="normal" fo:font-style="normal" fo:font-weight="normal" officeooo:rsid="00113251" fo:background-color="transparent" loext:char-shading-value="0" loext:padding="0cm" loext:border="none"/>
    </style:style>
    <style:style style:name="T16" style:family="text">
      <style:text-properties fo:font-variant="normal" fo:text-transform="none" fo:color="#111111" style:font-name="verdana" fo:font-size="8.25pt" fo:letter-spacing="normal" fo:font-style="normal" fo:font-weight="normal" officeooo:rsid="002605aa" fo:background-color="#fafafa" loext:char-shading-value="0" loext:padding="0.132cm" loext:border="0.06pt solid #eeeeee"/>
    </style:style>
    <style:style style:name="T17" style:family="text">
      <style:text-properties fo:font-variant="normal" fo:text-transform="none" fo:color="#111111" style:font-name="verdana" fo:font-size="8.25pt" fo:letter-spacing="normal" fo:font-style="normal" fo:font-weight="normal" fo:background-color="#fafafa" loext:char-shading-value="0" loext:padding="0.132cm" loext:border="0.06pt solid #eeeeee"/>
    </style:style>
    <style:style style:name="T18" style:family="text">
      <style:text-properties officeooo:rsid="001c5a3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python train.py --train_csv_path </text:span></text:span><text:span text:style-name="Source_20_Text"><text:span text:style-name="T2">ocr/</text:span></text:span><text:span text:style-name="Source_20_Text"><text:span text:style-name="T1">train.csv --train_data_dir </text:span></text:span><text:span text:style-name="Source_20_Text"><text:span text:style-name="T2">ocr</text:span></text:span><text:span text:style-name="Source_20_Text"><text:span text:style-name="T1">/</text:span></text:span><text:span text:style-name="Source_20_Text"><text:span text:style-name="T2">train_</text:span></text:span><text:span text:style-name="Source_20_Text"><text:span text:style-name="T6">jpg/</text:span></text:span><text:span text:style-name="Source_20_Text"><text:span text:style-name="T1"> \</text:span></text:span></text:p>
      <text:p text:style-name="P3"><text:span text:style-name="Source_20_Text"><text:span text:style-name="T14"><text:s text:c="16"/></text:span></text:span><text:span text:style-name="Source_20_Text"><text:span text:style-name="T1">--val_csv_path </text:span></text:span><text:span text:style-name="Source_20_Text"><text:span text:style-name="T2">ocr/</text:span></text:span><text:span text:style-name="Source_20_Text"><text:span text:style-name="T1">val.csv --val_data_dir </text:span></text:span><text:span text:style-name="Source_20_Text"><text:span text:style-name="T2">ocr</text:span></text:span><text:span text:style-name="Source_20_Text"><text:span text:style-name="T1">/</text:span></text:span><text:span text:style-name="Source_20_Text"><text:span text:style-name="T2">val_</text:span></text:span><text:span text:style-name="Source_20_Text"><text:span text:style-name="T6">jpg</text:span></text:span><text:span text:style-name="Source_20_Text"><text:span text:style-name="T1">/ --val \</text:span></text:span></text:p>
      <text:p text:style-name="P3"><text:span text:style-name="Source_20_Text"><text:span text:style-name="T14"><text:s text:c="16"/></text:span></text:span><text:span text:style-name="Source_20_Text"><text:span text:style-name="T1">--batch_size </text:span></text:span><text:span text:style-name="Source_20_Text"><text:span text:style-name="T6">32</text:span></text:span><text:span text:style-name="Source_20_Text"><text:span text:style-name="T1"> --epoch </text:span></text:span><text:span text:style-name="Source_20_Text"><text:span text:style-name="T6">80</text:span></text:span></text:p>
      <text:p text:style-name="P4"><text:span text:style-name="Source_20_Text"><text:span text:style-name="T15"><text:s text:c="16"/></text:span></text:span><text:span text:style-name="Source_20_Text"><text:span text:style-name="T3">--batch_size 8 --epoch </text:span></text:span><text:span text:style-name="Source_20_Text"><text:span text:style-name="T4">80</text:span></text:span></text:p>
      <text:p text:style-name="Standard">python test.py --data_dir /home/piai/HRCenterNet/images/<text:span text:style-name="T18">exp1/</text:span> --log_dir /weights/best.pth.tar --output_dir /output/</text:p>
      <text:p text:style-name="Standard"/>
      <text:p text:style-name="Standard"/>
      <text:p text:style-name="Standard"/>
      <text:p text:style-name="Standard"/>
      <text:p text:style-name="P6"/>
      <text:p text:style-name="P1"><text:span text:style-name="Source_20_Text"><text:span text:style-name="T1">python evaluate.py --csv_path </text:span></text:span><text:span text:style-name="Source_20_Text"><text:span text:style-name="T5">ocr</text:span></text:span><text:span text:style-name="Source_20_Text"><text:span text:style-name="T1">/</text:span></text:span><text:span text:style-name="Source_20_Text"><text:span text:style-name="T8">test</text:span></text:span><text:span text:style-name="Source_20_Text"><text:span text:style-name="T1">.csv --data_dir </text:span></text:span><text:span text:style-name="Source_20_Text"><text:span text:style-name="T5">ocr</text:span></text:span><text:span text:style-name="Source_20_Text"><text:span text:style-name="T1">/</text:span></text:span><text:span text:style-name="Source_20_Text"><text:span text:style-name="T8">test</text:span></text:span><text:span text:style-name="Source_20_Text"><text:span text:style-name="T5">_</text:span></text:span><text:span text:style-name="Source_20_Text"><text:span text:style-name="T7">img</text:span></text:span><text:span text:style-name="Source_20_Text"><text:span text:style-name="T1">/ --log_dir weights/</text:span></text:span><text:span text:style-name="Source_20_Text"><text:span text:style-name="T5">best</text:span></text:span><text:span text:style-name="Source_20_Text"><text:span text:style-name="T1">.pth.tar</text:span></text:span></text:p>
      <text:p text:style-name="P7"><text:span text:style-name="Source_20_Text"><text:span text:style-name="T1">--val_csv_path /home/piai/바탕화면/AI/</text:span></text:span><text:span text:style-name="Source_20_Text"><text:span text:style-name="T9">val</text:span></text:span><text:span text:style-name="Source_20_Text"><text:span text:style-name="T1">_sum.csv <text:s/>--val_data_dir </text:span></text:span><text:span text:style-name="Source_20_Text"><text:span text:style-name="T6">/home/piai/바탕화면/AI/</text:span></text:span><text:span text:style-name="Source_20_Text"><text:span text:style-name="T9">Validation</text:span></text:span><text:span text:style-name="Source_20_Text"><text:span text:style-name="T6">/</text:span></text:span><text:span text:style-name="Source_20_Text"><text:span text:style-name="T9">val</text:span></text:span><text:span text:style-name="Source_20_Text"><text:span text:style-name="T6">_sum</text:span></text:span><text:span text:style-name="Source_20_Text"><text:span text:style-name="T1">/ --val \</text:span></text:span></text:p>
      <text:p text:style-name="P7">/home/piai/바탕화면/AI/train_sum.csv --train_data_dir /home/piai/바탕화면/AI/Training/train_sum/ \</text:p>
      <text:p text:style-name="P7"/>
      <text:p text:style-name="P7"/>
      <text:p text:style-name="P2"><text:span text:style-name="Source_20_Text"><text:span text:style-name="T1">python train.py --train_csv_path </text:span></text:span><text:span text:style-name="Source_20_Text"><text:span text:style-name="T12">coco_HR</text:span></text:span><text:span text:style-name="Source_20_Text"><text:span text:style-name="T2">/</text:span></text:span><text:span text:style-name="Source_20_Text"><text:span text:style-name="T12">coco_</text:span></text:span><text:span text:style-name="Source_20_Text"><text:span text:style-name="T1">train_</text:span></text:span><text:span text:style-name="Source_20_Text"><text:span text:style-name="T13">num</text:span></text:span><text:span text:style-name="Source_20_Text"><text:span text:style-name="T1">.csv --train_data_dir </text:span></text:span><text:span text:style-name="Source_20_Text"><text:span text:style-name="T12">coco_HR</text:span></text:span><text:span text:style-name="Source_20_Text"><text:span text:style-name="T1">/</text:span></text:span><text:span text:style-name="Source_20_Text"><text:span text:style-name="T2">train</text:span></text:span><text:span text:style-name="Source_20_Text"><text:span text:style-name="T6">/</text:span></text:span><text:span text:style-name="Source_20_Text"><text:span text:style-name="T13">images</text:span></text:span><text:span text:style-name="Source_20_Text"><text:span text:style-name="T1">\</text:span></text:span></text:p>
      <text:p text:style-name="P5"><text:span text:style-name="Source_20_Text"><text:span text:style-name="T14"><text:s text:c="16"/></text:span></text:span><text:span text:style-name="Source_20_Text"><text:span text:style-name="T1">--val_csv_path </text:span></text:span><text:span text:style-name="Source_20_Text"><text:span text:style-name="T12">coco_HR</text:span></text:span><text:span text:style-name="Source_20_Text"><text:span text:style-name="T2">/</text:span></text:span><text:span text:style-name="Source_20_Text"><text:span text:style-name="T12">coco_</text:span></text:span><text:span text:style-name="Source_20_Text"><text:span text:style-name="T1">val_</text:span></text:span><text:span text:style-name="Source_20_Text"><text:span text:style-name="T13">num</text:span></text:span><text:span text:style-name="Source_20_Text"><text:span text:style-name="T1">.csv --val_data_dir </text:span></text:span><text:span text:style-name="Source_20_Text"><text:span text:style-name="T12">coco_HR</text:span></text:span><text:span text:style-name="Source_20_Text"><text:span text:style-name="T1">/</text:span></text:span><text:span text:style-name="Source_20_Text"><text:span text:style-name="T2">val</text:span></text:span><text:span text:style-name="Source_20_Text"><text:span text:style-name="T1">/</text:span></text:span><text:span text:style-name="Source_20_Text"><text:span text:style-name="T13">images/</text:span></text:span><text:span text:style-name="Source_20_Text"><text:span text:style-name="T1"> --val \</text:span></text:span></text:p>
      <text:p text:style-name="P5"><text:span text:style-name="Source_20_Text"><text:span text:style-name="T14"><text:s text:c="16"/></text:span></text:span><text:span text:style-name="Source_20_Text"><text:span text:style-name="T1">--batch_size </text:span></text:span><text:span text:style-name="Source_20_Text"><text:span text:style-name="T10">8</text:span></text:span><text:span text:style-name="Source_20_Text"><text:span text:style-name="T1"> --epoch </text:span></text:span><text:span text:style-name="Source_20_Text"><text:span text:style-name="T12">60</text:span></text:span></text:p>
      <text:p text:style-name="P5"><text:span text:style-name="Source_20_Text"><text:span text:style-name="T1"/></text:span></text:p>
      <text:p text:style-name="P5"><text:span text:style-name="Source_20_Text"><text:span text:style-name="T11"/></text:span></text:p>
      <text:p text:style-name="P5"><text:bookmark text:name="code_1606088271872"/><text:span text:style-name="Source_20_Text"><text:span text:style-name="T16">import splitfolders</text:span></text:span></text:p>
      <text:p text:style-name="P8"><text:span text:style-name="Source_20_Text"><text:span text:style-name="T17">splitfolders.ratio('</text:span></text:span></text:p>
      <text:section text:style-name="Sect1" text:name="구역1" text:protected="true">
        <text:section-source xlink:href="../바탕화면/OCR_seg_data_origin/mokpan_crop"/>
        <text:p text:style-name="Text_20_body"/>
      </text:section>
      <text:p text:style-name="P8"><text:span text:style-name="Source_20_Text"><text:span text:style-name="T17">', output="</text:span></text:span></text:p>
      <text:section text:style-name="Sect1" text:name="구역2" text:protected="true">
        <text:section-source xlink:href="../바탕화면/OCR_seg_data_origin/mokpan_crop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SansKR" svg:font-family="NotoSansKR, Slack-Lato, appleLogo, sans-serif"/>
    <style:font-face style:name="ui-monospace" svg:font-family="ui-monospace, SFMono-Regular, 'SF Mono', Menlo, Consolas, 'Liberation Mono', monospace"/>
    <style:font-face style:name="verdana" svg:font-family="verdana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30T17:36:04.085605661</meta:creation-date>
    <meta:editing-duration>P13DT43M33S</meta:editing-duration>
    <meta:editing-cycles>2</meta:editing-cycles>
    <meta:generator>LibreOffice/6.0.7.3$Linux_X86_64 LibreOffice_project/00m0$Build-3</meta:generator>
    <dc:date>2021-10-13T18:32:49.776262617</dc:date>
    <meta:document-statistic meta:table-count="0" meta:image-count="0" meta:object-count="0" meta:page-count="1" meta:paragraph-count="14" meta:word-count="114" meta:character-count="939" meta:non-whitespace-character-count="804"/>
  </office:meta>
</office:document-meta>
</file>